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�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�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�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�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�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ommaire1">
        <text:table-of-content-source text:outline-level="10">
          <text:index-title-template text:style-name="Contents_20_Heading">
						Sommaire
					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ommaire1_Head">
            <text:p text:style-name="Contents_20_Heading">
							Sommaire
						</text:p>
          </text:index-title>
        </text:index-body>
      </text:table-of-content>
      <!-- Break line -->
      <text:p text:style-name="Text_20_body"/>
      <text:p text:style-name="P1"/>
      <text:h text:style-name="Heading_20_1" text:outline-level="1"><text:bookmark text:name="Pr�face"/>
Pr�face</text:h>
      <text:p text:style-name="Text_20_body">
		Ce document a pour objectif de r�sumer l'ensembles des besoins du futur outil m�tier.
</text:p>
      <!-- Break line -->
      <text:p text:style-name="Text_20_body"/>
      <text:p text:style-name="P1"/>
      <text:h text:style-name="Heading_20_1" text:outline-level="1"><text:bookmark text:name="Liste des agents"/>
Liste des agents</text:h>
      <text:h text:style-name="Heading_20_2" text:outline-level="2">
	<text:bookmark text:name="Responsable industriel"/>Responsable industriel
</text:h>
      <text:h text:style-name="Heading_20_3" text:outline-level="3">
	<text:bookmark text:name="Documentation"/>Documentation
</text:h>
      <text:p text:style-name="Text_20_body">
		Un responsable industriel est un expert gestion de prod (dans l'atelier). Il conna?t les produits, les stocks... Chef de l'atelierPasserelle r?elle entre ERP et CAO. Re-Structuration ERP
</text:p>
      <text:p text:style-name="Text_20_body">
		<text:span text:style-name="T1">Est un agent humain : </text:span>
		<text:span text:style-name="T1">Oui</text:span>
</text:p>
      <text:h text:style-name="Heading_20_3" text:outline-level="3">
	<text:bookmark text:name="Responsabilit�(s)"/>Responsabilit�(s)
</text:h>
      <text:p text:style-name="Text_20_body">
		A la responsabilit� de : 
		</text:p>
      <text:list text:style-name="L1">
        <text:list-item>
          <text:p text:style-name="Text_20_body">
						Validation ( voir
						<text:a xlink:type="simple" xlink:href="#Validation">Validation</text:a>
						)
						<text:span text:style-name="T1">(Validation avant ERP)</text:span>
				</text:p>
        </text:list-item>
        <text:list-item>
          <text:p text:style-name="Text_20_body">
						Validation ( voir
						<text:a xlink:type="simple" xlink:href="#Validation">Validation</text:a>
						)
						<text:span text:style-name="T1">(avant ERP)</text:span>
				</text:p>
        </text:list-item>
        <text:list-item>
          <text:p text:style-name="Text_20_body">
						Validation ( voir
						<text:a xlink:type="simple" xlink:href="#Validation">Validation</text:a>
						)
						<text:span text:style-name="T1">(Avant insertion ERP)</text:span>
				</text:p>
        </text:list-item>
        <text:list-item>
          <text:p text:style-name="Text_20_body">
						V�rifier la coh�rence ( voir
						<text:a xlink:type="simple" xlink:href="#V�rifier la coh�rence">V�rifier la coh�rence</text:a>
						)
						<text:span text:style-name="T1">()</text:span>
				</text:p>
        </text:list-item>
      </text:list>
      <text:p text:style-name="Text_20_body">
</text:p>
      <text:h text:style-name="Heading_20_3" text:outline-level="3">
	<text:bookmark text:name="Privil�ge(s)"/>Privil�ge(s)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Composant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est stabl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Responsable BE"/>Responsable BE
</text:h>
      <text:h text:style-name="Heading_20_3" text:outline-level="3">
	<text:bookmark text:name="Documentation"/>Documentation
</text:h>
      <text:p text:style-name="Text_20_body">
		CAO OK pour partir
</text:p>
      <text:p text:style-name="Text_20_body">
		<text:span text:style-name="T1">Est un agent humain : </text:span>
		<text:span text:style-name="T1">Oui</text:span>
</text:p>
      <text:h text:style-name="Heading_20_3" text:outline-level="3">
	<text:bookmark text:name="Responsabilit�(s)"/>Responsabilit�(s)
</text:h>
      <text:p text:style-name="Text_20_body">
		A la responsabilit� de : 
		</text:p>
      <text:list text:style-name="L1">
        <text:list-item>
          <text:p text:style-name="Text_20_body">
						Impacter les modifications de la CAO sur l'ERP ( voir
						<text:a xlink:type="simple" xlink:href="#Impacter les modifications de la CAO sur l'ERP">Impacter les modifications de la CAO sur l'ERP</text:a>
						)
						<text:span text:style-name="T1">(Sous la responsabilit� du chef d'�quipe)</text:span>
				</text:p>
        </text:list-item>
        <text:list-item>
          <text:p text:style-name="Text_20_body">
						Validation ( voir
						<text:a xlink:type="simple" xlink:href="#Validation">Validation</text:a>
						)
						<text:span text:style-name="T1">()</text:span>
				</text:p>
        </text:list-item>
      </text:list>
      <text:p text:style-name="Text_20_body">
</text:p>
      <text:h text:style-name="Heading_20_3" text:outline-level="3">
	<text:bookmark text:name="Privil�ge(s)"/>Privil�ge(s)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Composant ERP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est stabl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Publication dans CAO"/>Publication dans CAO
</text:h>
      <text:h text:style-name="Heading_20_3" text:outline-level="3">
	<text:bookmark text:name="Documentation"/>Documentation
</text:h>
      <text:p text:style-name="Text_20_body">
		
</text:p>
      <text:p text:style-name="Text_20_body">
		<text:span text:style-name="T1">Est un agent humain : </text:span>
		<text:span text:style-name="T1">Oui</text:span>
</text:p>
      <text:h text:style-name="Heading_20_3" text:outline-level="3">
	<text:bookmark text:name="Responsabilit�(s)"/>Responsabilit�(s)
</text:h>
      <text:p text:style-name="Text_20_body">
		A la responsabilit� de : 
		</text:p>
      <text:list text:style-name="L1">
        <text:list-item>
          <text:p text:style-name="Text_20_body">
						Impacter les modifs de l'ERP vers la CAO ( voir
						<text:a xlink:type="simple" xlink:href="#Impacter les modifs de l'ERP vers la CAO">Impacter les modifs de l'ERP vers la CAO</text:a>
						)
						<text:span text:style-name="T1">(Pas de validation avant publication)</text:span>
				</text:p>
        </text:list-item>
      </text:list>
      <text:p text:style-name="Text_20_body">
</text:p>
      <text:h text:style-name="Heading_20_3" text:outline-level="3">
	<text:bookmark text:name="Privil�ge(s)"/>Privil�ge(s)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Composant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!-- Break line -->
      <text:p text:style-name="Text_20_body"/>
      <text:p text:style-name="P1"/>
      <text:h text:style-name="Heading_20_1" text:outline-level="1"><text:bookmark text:name="Liste des objectifs"/>
Liste des objectifs</text:h>
      <text:h text:style-name="Heading_20_2" text:outline-level="2">
	<text:bookmark text:name="G�rer l'inter-op�rabilit� des syst�mes"/>G�rer l'inter-op�rabilit� des syst�mes
</text:h>
      <text:h text:style-name="Heading_20_3" text:outline-level="3">
	<text:bookmark text:name="Documentation"/>Documentation
</text:h>
      <text:p text:style-name="Text_20_body">
		Gestion des sous-nomenclatures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</text:p>
      <text:p text:style-name="Text_20_body">
		<text:span text:style-name="T1">Liste des sous-objectifs : </text:span>
		</text:p>
      <text:list text:style-name="L1">
        <text:list-item>
          <text:p text:style-name="Text_20_body">
						Historisation des synchronisation ( voir
						<text:a xlink:type="simple" xlink:href="#Historisation des synchronisation">Historisation des synchronisation</text:a>
						)
						<text:span text:style-name="T1">(Qui a fait quoi et quand ?)</text:span>
				</text:p>
        </text:list-item>
        <text:list-item>
          <text:p text:style-name="Text_20_body">
						V�rifier la coh�rence ( voir
						<text:a xlink:type="simple" xlink:href="#V�rifier la coh�rence">V�rifier la coh�rence</text:a>
						)
						<text:span text:style-name="T1">()</text:span>
				</text:p>
        </text:list-item>
        <text:list-item>
          <text:p text:style-name="Text_20_body">
						Impacter les modifs de l'ERP vers la CAO ( voir
						<text:a xlink:type="simple" xlink:href="#Impacter les modifs de l'ERP vers la CAO">Impacter les modifs de l'ERP vers la CAO</text:a>
						)
						<text:span text:style-name="T1">(Pas de validation avant publication)</text:span>
				</text:p>
        </text:list-item>
        <text:list-item>
          <text:p text:style-name="Text_20_body">
						Impacter les modifications de la CAO sur l'ERP ( voir
						<text:a xlink:type="simple" xlink:href="#Impacter les modifications de la CAO sur l'ERP">Impacter les modifications de la CAO sur l'ERP</text:a>
						)
						<text:span text:style-name="T1">(Sous la responsabilit� du chef d'�quipe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</text:p>
      <text:h text:style-name="Heading_20_2" text:outline-level="2">
	<text:bookmark text:name="Historisation des synchronisation"/>Historisation des synchronisation
</text:h>
      <text:h text:style-name="Heading_20_3" text:outline-level="3">
	<text:bookmark text:name="Documentation"/>Documentation
</text:h>
      <text:p text:style-name="Text_20_body">
		Qui a fait quoi et quand ?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G�rer l'inter-op�rabilit� des syst�mes ( voir
		<text:a xlink:type="simple" xlink:href="#G�rer l'inter-op�rabilit� des syst�mes">G�rer l'inter-op�rabilit� des syst�mes</text:a>
		)
		<text:span text:style-name="T1">(Gestion des sous-nomenclatures)</text:span>
</text:p>
      <text:p text:style-name="Text_20_body">
		<text:span text:style-name="T1">Liste des sous-objectifs : </text:span>
</text:p>
      <text:h text:style-name="Heading_20_3" text:outline-level="3">
	<text:bookmark text:name="Privil�ges"/>Privil�ges
</text:h>
      <text:p text:style-name="Text_20_body">
</text:p>
      <text:h text:style-name="Heading_20_2" text:outline-level="2">
	<text:bookmark text:name="V�rifier la coh�rence"/>V�rifier la coh�rence
</text:h>
      <text:h text:style-name="Heading_20_3" text:outline-level="3">
	<text:bookmark text:name="Documentation"/>Documentation
</text:h>
      <text:p text:style-name="Text_20_body">
		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G�rer l'inter-op�rabilit� des syst�mes ( voir
		<text:a xlink:type="simple" xlink:href="#G�rer l'inter-op�rabilit� des syst�mes">G�rer l'inter-op�rabilit� des syst�mes</text:a>
		)
		<text:span text:style-name="T1">(Gestion des sous-nomenclatures)</text:span>
</text:p>
      <text:p text:style-name="Text_20_body">
		<text:span text:style-name="T1">Liste des sous-objectifs : </text:span>
		</text:p>
      <text:list text:style-name="L1">
        <text:list-item>
          <text:p text:style-name="Text_20_body">
						Synchronization des nomenclatures ( voir
						<text:a xlink:type="simple" xlink:href="#Synchronization des nomenclatures">Synchronization des nomenclatures</text:a>
						)
						<text:span text:style-name="T1">(On suppose)</text:span>
				</text:p>
        </text:list-item>
        <text:list-item>
          <text:p text:style-name="Text_20_body">
						V�rif des params ( voir
						<text:a xlink:type="simple" xlink:href="#V�rif des params">V�rif des params</text:a>
						)
						<text:span text:style-name="T1">()</text:span>
				</text:p>
        </text:list-item>
      </text:list>
      <text:p text:style-name="Text_20_body">
</text:p>
      <text:h text:style-name="Heading_20_3" text:outline-level="3">
	<text:bookmark text:name="Responsabilit�(s)"/>Responsabilit�(s)
</text:h>
      <text:p text:style-name="Text_20_body">
		Sous la responsabilit� de : 
		</text:p>
      <text:list text:style-name="L1">
        <text:list-item>
          <text:p text:style-name="Text_20_body">
						Responsable industriel ( voir
						<text:a xlink:type="simple" xlink:href="#Responsable industriel">Responsable industriel</text:a>
						)
						<text:span text:style-name="T1">(Un responsable industriel est un expert gestion de prod (dans l'atelier). Il conna?t les produits, les stocks... Chef de l'atelierPasserelle r?elle entre ERP et CAO. Re-Structuration ERP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</text:p>
      <text:h text:style-name="Heading_20_2" text:outline-level="2">
	<text:bookmark text:name="Synchronization des nomenclatures"/>Synchronization des nomenclatures
</text:h>
      <text:h text:style-name="Heading_20_3" text:outline-level="3">
	<text:bookmark text:name="Documentation"/>Documentation
</text:h>
      <text:p text:style-name="Text_20_body">
		On suppose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V�rifier la coh�rence ( voir
		<text:a xlink:type="simple" xlink:href="#V�rifier la coh�rence">V�rifier la coh�rence</text:a>
		)
		<text:span text:style-name="T1">()</text:span>
</text:p>
      <text:p text:style-name="Text_20_body">
		<text:span text:style-name="T1">Liste des sous-objectifs : </text:span>
		</text:p>
      <text:list text:style-name="L1">
        <text:list-item>
          <text:p text:style-name="Text_20_body">
						Sauvegarder les diff�rences ( voir
						<text:a xlink:type="simple" xlink:href="#Sauvegarder les diff�rences">Sauvegarder les diff�rences</text:a>
						)
						<text:span text:style-name="T1">(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&gt; Nomencla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Sauvegarder les diff�rences"/>Sauvegarder les diff�rences
</text:h>
      <text:h text:style-name="Heading_20_3" text:outline-level="3">
	<text:bookmark text:name="Documentation"/>Documentation
</text:h>
      <text:p text:style-name="Text_20_body">
		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Synchronization des nomenclatures ( voir
		<text:a xlink:type="simple" xlink:href="#Synchronization des nomenclatures">Synchronization des nomenclatures</text:a>
		)
		<text:span text:style-name="T1">(On suppose)</text:span>
</text:p>
      <text:p text:style-name="Text_20_body">
		<text:span text:style-name="T1">Liste des sous-objectifs : </text:span>
</text:p>
      <text:h text:style-name="Heading_20_3" text:outline-level="3">
	<text:bookmark text:name="Privil�ges"/>Privil�ges
</text:h>
      <text:p text:style-name="Text_20_body">
</text:p>
      <text:h text:style-name="Heading_20_2" text:outline-level="2">
	<text:bookmark text:name="V�rif des params"/>V�rif des params
</text:h>
      <text:h text:style-name="Heading_20_3" text:outline-level="3">
	<text:bookmark text:name="Documentation"/>Documentation
</text:h>
      <text:p text:style-name="Text_20_body">
		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V�rifier la coh�rence ( voir
		<text:a xlink:type="simple" xlink:href="#V�rifier la coh�rence">V�rifier la coh�rence</text:a>
		)
		<text:span text:style-name="T1">()</text:span>
</text:p>
      <text:p text:style-name="Text_20_body">
		<text:span text:style-name="T1">Liste des sous-objectifs : </text:span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&gt; Composant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Impacter les modifs de l'ERP vers la CAO"/>Impacter les modifs de l'ERP vers la CAO
</text:h>
      <text:h text:style-name="Heading_20_3" text:outline-level="3">
	<text:bookmark text:name="Documentation"/>Documentation
</text:h>
      <text:p text:style-name="Text_20_body">
		Pas de validation avant publication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G�rer l'inter-op�rabilit� des syst�mes ( voir
		<text:a xlink:type="simple" xlink:href="#G�rer l'inter-op�rabilit� des syst�mes">G�rer l'inter-op�rabilit� des syst�mes</text:a>
		)
		<text:span text:style-name="T1">(Gestion des sous-nomenclatures)</text:span>
</text:p>
      <text:p text:style-name="Text_20_body">
		<text:span text:style-name="T1">Liste des sous-objectifs : </text:span>
		</text:p>
      <text:list text:style-name="L1">
        <text:list-item>
          <text:p text:style-name="Text_20_body">
						Changement des params ( voir
						<text:a xlink:type="simple" xlink:href="#Changement des params">Changement des params</text:a>
						)
						<text:span text:style-name="T1">(Si non impact dans CAO alors intiialisation suivante ERP KO)</text:span>
				</text:p>
        </text:list-item>
      </text:list>
      <text:p text:style-name="Text_20_body">
</text:p>
      <text:h text:style-name="Heading_20_3" text:outline-level="3">
	<text:bookmark text:name="Responsabilit�(s)"/>Responsabilit�(s)
</text:h>
      <text:p text:style-name="Text_20_body">
		Sous la responsabilit� de : 
		</text:p>
      <text:list text:style-name="L1">
        <text:list-item>
          <text:p text:style-name="Text_20_body">
						Publication dans CAO ( voir
						<text:a xlink:type="simple" xlink:href="#Publication dans CAO">Publication dans CAO</text:a>
						)
						<text:span text:style-name="T1">(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&gt; Composant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Changement des params"/>Changement des params
</text:h>
      <text:h text:style-name="Heading_20_3" text:outline-level="3">
	<text:bookmark text:name="Documentation"/>Documentation
</text:h>
      <text:p text:style-name="Text_20_body">
		Si non impact dans CAO alors intiialisation suivante ERP KO
</text:p>
      <text:p text:style-name="Text_20_body">
		<text:span text:style-name="T1">Niveau d'importance : </text:span>
		<text:span text:style-name="T1">High</text:span>
</text:p>
      <text:p text:style-name="Text_20_body">
		<text:span text:style-name="T1">Objectif parent : </text:span>
		Impacter les modifs de l'ERP vers la CAO ( voir
		<text:a xlink:type="simple" xlink:href="#Impacter les modifs de l'ERP vers la CAO">Impacter les modifs de l'ERP vers la CAO</text:a>
		)
		<text:span text:style-name="T1">(Pas de validation avant publication)</text:span>
</text:p>
      <text:p text:style-name="Text_20_body">
		<text:span text:style-name="T1">Liste des sous-objectifs : </text:span>
		</text:p>
      <text:list text:style-name="L1">
        <text:list-item>
          <text:p text:style-name="Text_20_body">
						Validation ( voir
						<text:a xlink:type="simple" xlink:href="#Validation">Validation</text:a>
						)
						<text:span text:style-name="T1">(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Nomencla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&gt;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Validation"/>Validation
</text:h>
      <text:h text:style-name="Heading_20_3" text:outline-level="3">
	<text:bookmark text:name="Documentation"/>Documentation
</text:h>
      <text:p text:style-name="Text_20_body">
		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Changement des params ( voir
		<text:a xlink:type="simple" xlink:href="#Changement des params">Changement des params</text:a>
		)
		<text:span text:style-name="T1">(Si non impact dans CAO alors intiialisation suivante ERP KO)</text:span>
</text:p>
      <text:p text:style-name="Text_20_body">
		<text:span text:style-name="T1">Liste des sous-objectifs : </text:span>
</text:p>
      <text:h text:style-name="Heading_20_3" text:outline-level="3">
	<text:bookmark text:name="Responsabilit�(s)"/>Responsabilit�(s)
</text:h>
      <text:p text:style-name="Text_20_body">
		Sous la responsabilit� de : 
		</text:p>
      <text:list text:style-name="L1">
        <text:list-item>
          <text:p text:style-name="Text_20_body">
						Responsable BE ( voir
						<text:a xlink:type="simple" xlink:href="#Responsable BE">Responsable BE</text:a>
						)
						<text:span text:style-name="T1">(CAO OK pour partir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&gt;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Impacter les modifications de la CAO sur l'ERP"/>Impacter les modifications de la CAO sur l'ERP
</text:h>
      <text:h text:style-name="Heading_20_3" text:outline-level="3">
	<text:bookmark text:name="Documentation"/>Documentation
</text:h>
      <text:p text:style-name="Text_20_body">
		Sous la responsabilit� du chef d'�quipe
</text:p>
      <text:p text:style-name="Text_20_body">
		<text:span text:style-name="T1">Niveau d'importance : </text:span>
		<text:span text:style-name="T1">High</text:span>
</text:p>
      <text:p text:style-name="Text_20_body">
		<text:span text:style-name="T1">Objectif parent : </text:span>
		G�rer l'inter-op�rabilit� des syst�mes ( voir
		<text:a xlink:type="simple" xlink:href="#G�rer l'inter-op�rabilit� des syst�mes">G�rer l'inter-op�rabilit� des syst�mes</text:a>
		)
		<text:span text:style-name="T1">(Gestion des sous-nomenclatures)</text:span>
</text:p>
      <text:p text:style-name="Text_20_body">
		<text:span text:style-name="T1">Liste des sous-objectifs : </text:span>
		</text:p>
      <text:list text:style-name="L1">
        <text:list-item>
          <text:p text:style-name="Text_20_body">
						Changement de la structure ( voir
						<text:a xlink:type="simple" xlink:href="#Changement de la structure">Changement de la structure</text:a>
						)
						<text:span text:style-name="T1">()</text:span>
				</text:p>
        </text:list-item>
        <text:list-item>
          <text:p text:style-name="Text_20_body">
						Changement des param ( voir
						<text:a xlink:type="simple" xlink:href="#Changement des param">Changement des param</text:a>
						)
						<text:span text:style-name="T1">()</text:span>
				</text:p>
        </text:list-item>
        <text:list-item>
          <text:p text:style-name="Text_20_body">
						Initialisation de la structure ( voir
						<text:a xlink:type="simple" xlink:href="#Initialisation de la structure">Initialisation de la structure</text:a>
						)
						<text:span text:style-name="T1">()</text:span>
				</text:p>
        </text:list-item>
      </text:list>
      <text:p text:style-name="Text_20_body">
</text:p>
      <text:h text:style-name="Heading_20_3" text:outline-level="3">
	<text:bookmark text:name="Responsabilit�(s)"/>Responsabilit�(s)
</text:h>
      <text:p text:style-name="Text_20_body">
		Sous la responsabilit� de : 
		</text:p>
      <text:list text:style-name="L1">
        <text:list-item>
          <text:p text:style-name="Text_20_body">
						Responsable BE ( voir
						<text:a xlink:type="simple" xlink:href="#Responsable BE">Responsable BE</text:a>
						)
						<text:span text:style-name="T1">(CAO OK pour partir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&gt; Nomencla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- [A] r�f�rence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Changement de la structure"/>Changement de la structure
</text:h>
      <text:h text:style-name="Heading_20_3" text:outline-level="3">
	<text:bookmark text:name="Documentation"/>Documentation
</text:h>
      <text:p text:style-name="Text_20_body">
		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Impacter les modifications de la CAO sur l'ERP ( voir
		<text:a xlink:type="simple" xlink:href="#Impacter les modifications de la CAO sur l'ERP">Impacter les modifications de la CAO sur l'ERP</text:a>
		)
		<text:span text:style-name="T1">(Sous la responsabilit� du chef d'�quipe)</text:span>
</text:p>
      <text:p text:style-name="Text_20_body">
		<text:span text:style-name="T1">Liste des sous-objectifs : </text:span>
		</text:p>
      <text:list text:style-name="L1">
        <text:list-item>
          <text:p text:style-name="Text_20_body">
						R�-organisation ( voir
						<text:a xlink:type="simple" xlink:href="#R�-organisation">R�-organisation</text:a>
						)
						<text:span text:style-name="T1">()</text:span>
				</text:p>
        </text:list-item>
        <text:list-item>
          <text:p text:style-name="Text_20_body">
						Ajout/Suppression d'un composant ( voir
						<text:a xlink:type="simple" xlink:href="#Ajout/Suppression d'un composant">Ajout/Suppression d'un composant</text:a>
						)
						<text:span text:style-name="T1">(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</text:p>
      <text:h text:style-name="Heading_20_2" text:outline-level="2">
	<text:bookmark text:name="R�-organisation"/>R�-organisation
</text:h>
      <text:h text:style-name="Heading_20_3" text:outline-level="3">
	<text:bookmark text:name="Documentation"/>Documentation
</text:h>
      <text:p text:style-name="Text_20_body">
		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Changement de la structure ( voir
		<text:a xlink:type="simple" xlink:href="#Changement de la structure">Changement de la structure</text:a>
		)
		<text:span text:style-name="T1">()</text:span>
</text:p>
      <text:p text:style-name="Text_20_body">
		<text:span text:style-name="T1">Liste des sous-objectifs : </text:span>
</text:p>
      <text:h text:style-name="Heading_20_3" text:outline-level="3">
	<text:bookmark text:name="Privil�ges"/>Privil�ges
</text:h>
      <text:p text:style-name="Text_20_body">
</text:p>
      <text:h text:style-name="Heading_20_2" text:outline-level="2">
	<text:bookmark text:name="Ajout/Suppression d'un composant"/>Ajout/Suppression d'un composant
</text:h>
      <text:h text:style-name="Heading_20_3" text:outline-level="3">
	<text:bookmark text:name="Documentation"/>Documentation
</text:h>
      <text:p text:style-name="Text_20_body">
		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Changement de la structure ( voir
		<text:a xlink:type="simple" xlink:href="#Changement de la structure">Changement de la structure</text:a>
		)
		<text:span text:style-name="T1">()</text:span>
</text:p>
      <text:p text:style-name="Text_20_body">
		<text:span text:style-name="T1">Liste des sous-objectifs : </text:span>
		</text:p>
      <text:list text:style-name="L1">
        <text:list-item>
          <text:p text:style-name="Text_20_body">
						Mise en place par d�faut ( voir
						<text:a xlink:type="simple" xlink:href="#Mise en place par d�faut">Mise en place par d�faut</text:a>
						)
						<text:span text:style-name="T1">()</text:span>
				</text:p>
        </text:list-item>
        <text:list-item>
          <text:p text:style-name="Text_20_body">
						Validation ( voir
						<text:a xlink:type="simple" xlink:href="#Validation">Validation</text:a>
						)
						<text:span text:style-name="T1">(Avant insertion ERP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Composant ERP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Mise en place par d�faut"/>Mise en place par d�faut
</text:h>
      <text:h text:style-name="Heading_20_3" text:outline-level="3">
	<text:bookmark text:name="Documentation"/>Documentation
</text:h>
      <text:p text:style-name="Text_20_body">
		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Ajout/Suppression d'un composant ( voir
		<text:a xlink:type="simple" xlink:href="#Ajout/Suppression d'un composant">Ajout/Suppression d'un composant</text:a>
		)
		<text:span text:style-name="T1">()</text:span>
</text:p>
      <text:p text:style-name="Text_20_body">
		<text:span text:style-name="T1">Liste des sous-objectifs : </text:span>
</text:p>
      <text:h text:style-name="Heading_20_3" text:outline-level="3">
	<text:bookmark text:name="Privil�ges"/>Privil�ges
</text:h>
      <text:p text:style-name="Text_20_body">
</text:p>
      <text:h text:style-name="Heading_20_2" text:outline-level="2">
	<text:bookmark text:name="Validation"/>Validation
</text:h>
      <text:h text:style-name="Heading_20_3" text:outline-level="3">
	<text:bookmark text:name="Documentation"/>Documentation
</text:h>
      <text:p text:style-name="Text_20_body">
		Avant insertion ERP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Ajout/Suppression d'un composant ( voir
		<text:a xlink:type="simple" xlink:href="#Ajout/Suppression d'un composant">Ajout/Suppression d'un composant</text:a>
		)
		<text:span text:style-name="T1">()</text:span>
</text:p>
      <text:p text:style-name="Text_20_body">
		<text:span text:style-name="T1">Liste des sous-objectifs : </text:span>
</text:p>
      <text:h text:style-name="Heading_20_3" text:outline-level="3">
	<text:bookmark text:name="Responsabilit�(s)"/>Responsabilit�(s)
</text:h>
      <text:p text:style-name="Text_20_body">
		Sous la responsabilit� de : 
		</text:p>
      <text:list text:style-name="L1">
        <text:list-item>
          <text:p text:style-name="Text_20_body">
						Responsable industriel ( voir
						<text:a xlink:type="simple" xlink:href="#Responsable industriel">Responsable industriel</text:a>
						)
						<text:span text:style-name="T1">(Un responsable industriel est un expert gestion de prod (dans l'atelier). Il conna?t les produits, les stocks... Chef de l'atelierPasserelle r?elle entre ERP et CAO. Re-Structuration ERP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Composant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&gt; Nomenclature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est stabl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Changement des param"/>Changement des param
</text:h>
      <text:h text:style-name="Heading_20_3" text:outline-level="3">
	<text:bookmark text:name="Documentation"/>Documentation
</text:h>
      <text:p text:style-name="Text_20_body">
		
</text:p>
      <text:p text:style-name="Text_20_body">
		<text:span text:style-name="T1">Niveau d'importance : </text:span>
		<text:span text:style-name="T1">Low</text:span>
</text:p>
      <text:p text:style-name="Text_20_body">
		<text:span text:style-name="T1">Objectif parent : </text:span>
		Impacter les modifications de la CAO sur l'ERP ( voir
		<text:a xlink:type="simple" xlink:href="#Impacter les modifications de la CAO sur l'ERP">Impacter les modifications de la CAO sur l'ERP</text:a>
		)
		<text:span text:style-name="T1">(Sous la responsabilit� du chef d'�quipe)</text:span>
</text:p>
      <text:p text:style-name="Text_20_body">
		<text:span text:style-name="T1">Liste des sous-objectifs : </text:span>
		</text:p>
      <text:list text:style-name="L1">
        <text:list-item>
          <text:p text:style-name="Text_20_body">
						Validation ( voir
						<text:a xlink:type="simple" xlink:href="#Validation">Validation</text:a>
						)
						<text:span text:style-name="T1">(avant ERP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&gt; Composant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Validation"/>Validation
</text:h>
      <text:h text:style-name="Heading_20_3" text:outline-level="3">
	<text:bookmark text:name="Documentation"/>Documentation
</text:h>
      <text:p text:style-name="Text_20_body">
		avant ERP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Changement des param ( voir
		<text:a xlink:type="simple" xlink:href="#Changement des param">Changement des param</text:a>
		)
		<text:span text:style-name="T1">()</text:span>
</text:p>
      <text:p text:style-name="Text_20_body">
		<text:span text:style-name="T1">Liste des sous-objectifs : </text:span>
</text:p>
      <text:h text:style-name="Heading_20_3" text:outline-level="3">
	<text:bookmark text:name="Responsabilit�(s)"/>Responsabilit�(s)
</text:h>
      <text:p text:style-name="Text_20_body">
		Sous la responsabilit� de : 
		</text:p>
      <text:list text:style-name="L1">
        <text:list-item>
          <text:p text:style-name="Text_20_body">
						Responsable industriel ( voir
						<text:a xlink:type="simple" xlink:href="#Responsable industriel">Responsable industriel</text:a>
						)
						<text:span text:style-name="T1">(Un responsable industriel est un expert gestion de prod (dans l'atelier). Il conna?t les produits, les stocks... Chef de l'atelierPasserelle r?elle entre ERP et CAO. Re-Structuration ERP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Composant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&gt; Nomenclature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est stabl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Initialisation de la structure"/>Initialisation de la structure
</text:h>
      <text:h text:style-name="Heading_20_3" text:outline-level="3">
	<text:bookmark text:name="Documentation"/>Documentation
</text:h>
      <text:p text:style-name="Text_20_body">
		
</text:p>
      <text:p text:style-name="Text_20_body">
		<text:span text:style-name="T1">Niveau d'importance : </text:span>
		<text:span text:style-name="T1">VeryHigh</text:span>
</text:p>
      <text:p text:style-name="Text_20_body">
		<text:span text:style-name="T1">Objectif parent : </text:span>
		Impacter les modifications de la CAO sur l'ERP ( voir
		<text:a xlink:type="simple" xlink:href="#Impacter les modifications de la CAO sur l'ERP">Impacter les modifications de la CAO sur l'ERP</text:a>
		)
		<text:span text:style-name="T1">(Sous la responsabilit� du chef d'�quipe)</text:span>
</text:p>
      <text:p text:style-name="Text_20_body">
		<text:span text:style-name="T1">Liste des sous-objectifs : </text:span>
		</text:p>
      <text:list text:style-name="L1">
        <text:list-item>
          <text:p text:style-name="Text_20_body">
						Validation ( voir
						<text:a xlink:type="simple" xlink:href="#Validation">Validation</text:a>
						)
						<text:span text:style-name="T1">(Validation avant ERP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Composant ERP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&gt; Nomenclature ERP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est stabl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2" text:outline-level="2">
	<text:bookmark text:name="Validation"/>Validation
</text:h>
      <text:h text:style-name="Heading_20_3" text:outline-level="3">
	<text:bookmark text:name="Documentation"/>Documentation
</text:h>
      <text:p text:style-name="Text_20_body">
		Validation avant ERP
</text:p>
      <text:p text:style-name="Text_20_body">
		<text:span text:style-name="T1">Niveau d'importance : </text:span>
		<text:span text:style-name="T1">Normal</text:span>
</text:p>
      <text:p text:style-name="Text_20_body">
		<text:span text:style-name="T1">Objectif parent : </text:span>
		Initialisation de la structure ( voir
		<text:a xlink:type="simple" xlink:href="#Initialisation de la structure">Initialisation de la structure</text:a>
		)
		<text:span text:style-name="T1">()</text:span>
</text:p>
      <text:p text:style-name="Text_20_body">
		<text:span text:style-name="T1">Liste des sous-objectifs : </text:span>
</text:p>
      <text:h text:style-name="Heading_20_3" text:outline-level="3">
	<text:bookmark text:name="Responsabilit�(s)"/>Responsabilit�(s)
</text:h>
      <text:p text:style-name="Text_20_body">
		Sous la responsabilit� de : 
		</text:p>
      <text:list text:style-name="L1">
        <text:list-item>
          <text:p text:style-name="Text_20_body">
						Responsable industriel ( voir
						<text:a xlink:type="simple" xlink:href="#Responsable industriel">Responsable industriel</text:a>
						)
						<text:span text:style-name="T1">(Un responsable industriel est un expert gestion de prod (dans l'atelier). Il conna?t les produits, les stocks... Chef de l'atelierPasserelle r?elle entre ERP et CAO. Re-Structuration ERP)</text:span>
				</text:p>
        </text:list-item>
      </text:list>
      <text:p text:style-name="Text_20_body">
</text:p>
      <text:h text:style-name="Heading_20_3" text:outline-level="3">
	<text:bookmark text:name="Privil�ges"/>Privil�ges
</text:h>
      <text:p text:style-name="Text_20_body">
		</text:p>
      <table:table table:style-name="Tableau1">
        <table:table-column table:style-name="Tableau1.A" table:number-columns-repeated="5"/>
        <table:table-row>
          <table:table-cell table:style-name="Tableau1.D1" office:value-type="string">
            <text:p text:style-name="Table_20_Heading">El�ment</text:p>
          </table:table-cell>
          <table:table-cell table:style-name="Tableau1.D1" office:value-type="string">
            <text:p text:style-name="Table_20_Heading">Cr�er</text:p>
          </table:table-cell>
          <table:table-cell table:style-name="Tableau1.D1" office:value-type="string">
            <text:p text:style-name="Table_20_Heading">Lire</text:p>
          </table:table-cell>
          <table:table-cell table:style-name="Tableau1.D1" office:value-type="string">
            <text:p text:style-name="Table_20_Heading">Mettre a jour</text:p>
          </table:table-cell>
          <table:table-cell table:style-name="Tableau1.D1" office:value-type="string">
            <text:p text:style-name="Table_20_Heading">Supprimer</text:p>
          </table:table-cell>
        </table:table-row>
        <table:table-row>
          <table:table-cell table:style-name="Tableau1.D2" office:value-type="string">
            <text:p text:style-name="Table_20_Contents">Composant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description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ref intern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Composant ERP - [A] fournisseur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&gt; Nomenclature ERP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est stabl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Nomenclature ERP - [A] quantit� par composant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>X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[R] structure</text:p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!-- Break line -->
      <text:p text:style-name="Text_20_body"/>
      <text:p text:style-name="P1"/>
      <text:h text:style-name="Heading_20_1" text:outline-level="1"><text:bookmark text:name="Liste des entit�s"/>
Liste des entit�s</text:h>
      <text:h text:style-name="Heading_20_2" text:outline-level="2">
	<text:bookmark text:name="Nomenclature"/>Nomenclature
</text:h>
      <text:h text:style-name="Heading_20_3" text:outline-level="3">
	<text:bookmark text:name="Documentation"/>Documentation
</text:h>
      <text:p text:style-name="Text_20_body">
		Une nomenclature est la liste d'un composant d'un produit.
</text:p>
      <text:h text:style-name="Heading_20_3" text:outline-level="3">
	<text:bookmark text:name="Attribut(s)"/>Attribut(s)
</text:h>
      <text:p text:style-name="Text_20_body">
		</text:p>
      <table:table table:style-name="Tableau1">
        <table:table-column table:style-name="Tableau1.A" table:number-columns-repeated="3"/>
        <table:table-row>
          <table:table-cell table:style-name="Tableau1.D1" office:value-type="string">
            <text:p text:style-name="Table_20_Heading">Nom</text:p>
          </table:table-cell>
          <table:table-cell table:style-name="Tableau1.D1" office:value-type="string">
            <text:p text:style-name="Table_20_Heading">Type</text:p>
          </table:table-cell>
          <table:table-cell table:style-name="Tableau1.D1" office:value-type="string">
            <text:p text:style-name="Table_20_Heading">Description</text:p>
          </table:table-cell>
        </table:table-row>
        <table:table-row>
          <table:table-cell table:style-name="Tableau1.D2" office:value-type="string">
            <text:p text:style-name="Table_20_Contents">quantit� par composant</text:p>
          </table:table-cell>
          <table:table-cell table:style-name="Tableau1.D2" office:value-type="string">
            <text:p text:style-name="Table_20_Contents">NumericalValue</text:p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3" text:outline-level="3">
	<text:bookmark text:name="Relation(s)"/>Relation(s)
</text:h>
      <text:p text:style-name="Text_20_body">
		Liste des relations : 
		</text:p>
      <text:list text:style-name="L1">
        <text:list-item>
          <text:p text:style-name="Text_20_body">
						Composant ( voir
						<text:a xlink:type="simple" xlink:href="#Composant">Composant</text:a>
						)
						<text:span text:style-name="T1">()</text:span>
				</text:p>
        </text:list-item>
      </text:list>
      <text:p text:style-name="Text_20_body">
</text:p>
      <text:h text:style-name="Heading_20_2" text:outline-level="2">
	<text:bookmark text:name="Composant"/>Composant
</text:h>
      <text:h text:style-name="Heading_20_3" text:outline-level="3">
	<text:bookmark text:name="Documentation"/>Documentation
</text:h>
      <text:p text:style-name="Text_20_body">
		
</text:p>
      <text:h text:style-name="Heading_20_3" text:outline-level="3">
	<text:bookmark text:name="Attribut(s)"/>Attribut(s)
</text:h>
      <text:p text:style-name="Text_20_body">
		</text:p>
      <table:table table:style-name="Tableau1">
        <table:table-column table:style-name="Tableau1.A" table:number-columns-repeated="3"/>
        <table:table-row>
          <table:table-cell table:style-name="Tableau1.D1" office:value-type="string">
            <text:p text:style-name="Table_20_Heading">Nom</text:p>
          </table:table-cell>
          <table:table-cell table:style-name="Tableau1.D1" office:value-type="string">
            <text:p text:style-name="Table_20_Heading">Type</text:p>
          </table:table-cell>
          <table:table-cell table:style-name="Tableau1.D1" office:value-type="string">
            <text:p text:style-name="Table_20_Heading">Description</text:p>
          </table:table-cell>
        </table:table-row>
        <table:table-row>
          <table:table-cell table:style-name="Tableau1.D2" office:value-type="string">
            <text:p text:style-name="Table_20_Contents">description</text:p>
          </table:table-cell>
          <table:table-cell table:style-name="Tableau1.D2" office:value-type="string">
            <text:p text:style-name="Table_20_Contents">TextualValu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fournisseur</text:p>
          </table:table-cell>
          <table:table-cell table:style-name="Tableau1.D2" office:value-type="string">
            <text:p text:style-name="Table_20_Contents">TextualValu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r�f�rence fournisseur</text:p>
          </table:table-cell>
          <table:table-cell table:style-name="Tableau1.D2" office:value-type="string">
            <text:p text:style-name="Table_20_Contents">TextualValu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r�f�rence interne</text:p>
          </table:table-cell>
          <table:table-cell table:style-name="Tableau1.D2" office:value-type="string">
            <text:p text:style-name="Table_20_Contents">TextualValue</text:p>
          </table:table-cell>
          <table:table-cell table:style-name="Tableau1.D2" office:value-type="string">
            <text:p text:style-name="Table_20_Contents">Utile car il peut y avoir diff�rentes ref fournisseurs</text:p>
          </table:table-cell>
        </table:table-row>
      </table:table>
      <text:p text:style-name="Text_20_body">
</text:p>
      <text:h text:style-name="Heading_20_3" text:outline-level="3">
	<text:bookmark text:name="Relation(s)"/>Relation(s)
</text:h>
      <text:p text:style-name="Text_20_body">
		Liste des relations : 
		</text:p>
      <text:list text:style-name="L1">
        <text:list-item>
          <text:p text:style-name="Text_20_body">
						Nomenclature ( voir
						<text:a xlink:type="simple" xlink:href="#Nomenclature">Nomenclature</text:a>
						)
						<text:span text:style-name="T1">(Une nomenclature est la liste d'un composant d'un produit.)</text:span>
				</text:p>
        </text:list-item>
      </text:list>
      <text:p text:style-name="Text_20_body">
</text:p>
      <text:h text:style-name="Heading_20_2" text:outline-level="2">
	<text:bookmark text:name="Nomenclature ERP"/>Nomenclature ERP
</text:h>
      <text:h text:style-name="Heading_20_3" text:outline-level="3">
	<text:bookmark text:name="Documentation"/>Documentation
</text:h>
      <text:p text:style-name="Text_20_body">
		
</text:p>
      <text:h text:style-name="Heading_20_3" text:outline-level="3">
	<text:bookmark text:name="Attribut(s)"/>Attribut(s)
</text:h>
      <text:p text:style-name="Text_20_body">
		</text:p>
      <table:table table:style-name="Tableau1">
        <table:table-column table:style-name="Tableau1.A" table:number-columns-repeated="3"/>
        <table:table-row>
          <table:table-cell table:style-name="Tableau1.D1" office:value-type="string">
            <text:p text:style-name="Table_20_Heading">Nom</text:p>
          </table:table-cell>
          <table:table-cell table:style-name="Tableau1.D1" office:value-type="string">
            <text:p text:style-name="Table_20_Heading">Type</text:p>
          </table:table-cell>
          <table:table-cell table:style-name="Tableau1.D1" office:value-type="string">
            <text:p text:style-name="Table_20_Heading">Description</text:p>
          </table:table-cell>
        </table:table-row>
        <table:table-row>
          <table:table-cell table:style-name="Tableau1.D2" office:value-type="string">
            <text:p text:style-name="Table_20_Contents">est stable</text:p>
          </table:table-cell>
          <table:table-cell table:style-name="Tableau1.D2" office:value-type="string">
            <text:p text:style-name="Table_20_Contents">TextualValu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quantit� par composant</text:p>
          </table:table-cell>
          <table:table-cell table:style-name="Tableau1.D2" office:value-type="string">
            <text:p text:style-name="Table_20_Contents">NumericalValue</text:p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3" text:outline-level="3">
	<text:bookmark text:name="Relation(s)"/>Relation(s)
</text:h>
      <text:p text:style-name="Text_20_body">
		Liste des relations : 
		</text:p>
      <text:list text:style-name="L1">
        <text:list-item>
          <text:p text:style-name="Text_20_body">
						Composant ERP ( voir
						<text:a xlink:type="simple" xlink:href="#Composant ERP">Composant ERP</text:a>
						)
						<text:span text:style-name="T1">()</text:span>
				</text:p>
        </text:list-item>
      </text:list>
      <text:p text:style-name="Text_20_body">
</text:p>
      <text:h text:style-name="Heading_20_2" text:outline-level="2">
	<text:bookmark text:name="Composant ERP"/>Composant ERP
</text:h>
      <text:h text:style-name="Heading_20_3" text:outline-level="3">
	<text:bookmark text:name="Documentation"/>Documentation
</text:h>
      <text:p text:style-name="Text_20_body">
		
</text:p>
      <text:h text:style-name="Heading_20_3" text:outline-level="3">
	<text:bookmark text:name="Attribut(s)"/>Attribut(s)
</text:h>
      <text:p text:style-name="Text_20_body">
		</text:p>
      <table:table table:style-name="Tableau1">
        <table:table-column table:style-name="Tableau1.A" table:number-columns-repeated="3"/>
        <table:table-row>
          <table:table-cell table:style-name="Tableau1.D1" office:value-type="string">
            <text:p text:style-name="Table_20_Heading">Nom</text:p>
          </table:table-cell>
          <table:table-cell table:style-name="Tableau1.D1" office:value-type="string">
            <text:p text:style-name="Table_20_Heading">Type</text:p>
          </table:table-cell>
          <table:table-cell table:style-name="Tableau1.D1" office:value-type="string">
            <text:p text:style-name="Table_20_Heading">Description</text:p>
          </table:table-cell>
        </table:table-row>
        <table:table-row>
          <table:table-cell table:style-name="Tableau1.D2" office:value-type="string">
            <text:p text:style-name="Table_20_Contents">description</text:p>
          </table:table-cell>
          <table:table-cell table:style-name="Tableau1.D2" office:value-type="string">
            <text:p text:style-name="Table_20_Contents">TextualValu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ref fournisseur</text:p>
          </table:table-cell>
          <table:table-cell table:style-name="Tableau1.D2" office:value-type="string">
            <text:p text:style-name="Table_20_Contents">TextualValu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ref interne</text:p>
          </table:table-cell>
          <table:table-cell table:style-name="Tableau1.D2" office:value-type="string">
            <text:p text:style-name="Table_20_Contents">TextualValu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office:value-type="string">
            <text:p text:style-name="Table_20_Contents">fournisseur</text:p>
          </table:table-cell>
          <table:table-cell table:style-name="Tableau1.D2" office:value-type="string">
            <text:p text:style-name="Table_20_Contents">TextualValue</text:p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>
</text:p>
      <text:h text:style-name="Heading_20_3" text:outline-level="3">
	<text:bookmark text:name="Relation(s)"/>Relation(s)
</text:h>
      <text:p text:style-name="Text_20_body">
		Liste des relations : 
		</text:p>
      <text:list text:style-name="L1">
        <text:list-item>
          <text:p text:style-name="Text_20_body">
						Nomenclature ERP ( voir
						<text:a xlink:type="simple" xlink:href="#Nomenclature ERP">Nomenclature ERP</text:a>
						)
						<text:span text:style-name="T1">()</text:span>
				</text:p>
        </text:list-item>
      </text:list>
      <text:p text:style-name="Text_20_body"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
			Documentation generator
		</meta:initial-creator>
  </office:meta>
</office:document-meta>
</file>